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0.345cm" svg:height="10.867cm" svg:x="0cm" svg:y="0.00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45cm" fo:page-height="10.8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Przybilla</meta:initial-creator>
    <meta:creation-date>2012-09-02T23:19:42</meta:creation-date>
    <dc:date>2012-09-02T23:50:20</dc:date>
    <dc:creator>David Przybilla</dc:creator>
    <meta:editing-duration>PT9M1S</meta:editing-duration>
    <meta:editing-cycles>1</meta:editing-cycles>
    <meta:generator>LibreOffice/3.4$Linux LibreOffice_project/340m1$Build-4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46cm" svg:height="10.868cm" xlink:href="." xlink:type="simple" chart:class="chart:bar" chart:style-name="ch1">
        <chart:title svg:x="5.896cm" svg:y="0.353cm" chart:style-name="ch2">
          <text:p>F-score- 10% Training Data -Mobile Phone</text:p>
        </chart:title>
        <chart:legend chart:legend-position="end" svg:x="18.824cm" svg:y="4.637cm" style:legend-expansion="high" chart:style-name="ch3"/>
        <chart:plot-area chart:style-name="ch4" chart:data-source-has-labels="both" svg:x="1.417cm" svg:y="1.783cm" svg:width="16.595cm" svg:height="7.887cm">
          <chartooo:coordinate-region svg:x="2.038cm" svg:y="1.982cm" svg:width="15.974cm" svg:height="6.643cm"/>
          <chart:axis chart:dimension="x" chart:name="primary-x" chart:style-name="ch5" chartooo:axis-type="auto">
            <chartooo:date-scale/>
            <chart:title svg:x="9.167cm" svg:y="9.887cm" chart:style-name="ch6">
              <text:p>Labels</text:p>
            </chart:title>
            <chart:categories table:cell-range-address="local-table.$A$2:.$A$17"/>
          </chart:axis>
          <chart:axis chart:dimension="y" chart:name="primary-y" chart:style-name="ch7">
            <chart:title svg:x="0.451cm" svg:y="6.326cm" chart:style-name="ch8">
              <text:p>F-score</text:p>
            </chart:title>
            <chart:grid chart:style-name="ch9" chart:class="major"/>
          </chart:axis>
          <chart:series chart:style-name="ch10" chart:values-cell-range-address="local-table.$B$2:.$B$17" chart:label-cell-address="local-table.$B$1" chart:class="chart:bar">
            <chart:data-point chart:repeated="16"/>
          </chart:series>
          <chart:series chart:style-name="ch11" chart:values-cell-range-address="local-table.$C$2:.$C$17" chart:label-cell-address="local-table.$C$1" chart:class="chart:bar">
            <chart:data-point chart:repeated="16"/>
          </chart:series>
          <chart:series chart:style-name="ch12" chart:values-cell-range-address="local-table.$D$2:.$D$17" chart:label-cell-address="local-table.$D$1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</table:table-cell>
              <table:table-cell office:value-type="string">
                <text:p>SL</text:p>
              </table:table-cell>
              <table:table-cell office:value-type="string">
                <text:p>LP</text:p>
              </table:table-cell>
            </table:table-row>
          </table:table-header-rows>
          <table:table-rows>
            <table:table-row>
              <table:table-cell office:value-type="string">
                <text:p>Soun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munit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8">
                <text:p>0.8</text:p>
              </table:table-cell>
              <table:table-cell office:value-type="float" office:value="7.84">
                <text:p>7.84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cial Network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ying Inten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nectivit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deo</text:p>
              </table:table-cell>
              <table:table-cell office:value-type="float" office:value="28.57">
                <text:p>28.57</text:p>
              </table:table-cell>
              <table:table-cell office:value-type="float" office:value="28.57">
                <text:p>28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plication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deo Gam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ree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5.47">
                <text:p>5.47</text:p>
              </table:table-cell>
              <table:table-cell office:value-type="float" office:value="5.47">
                <text:p>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ortograph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Camer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